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style:font-size-asian="14pt" style:font-size-complex="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ossible Command &amp; Improbable Consequences</text:p>
      <text:p text:style-name="P2"/>
      <text:p text:style-name="P1"><text:span text:style-name="T1">Read:</text:span> Ephesians 1:1-12</text:p>
      <text:p text:style-name="P1"><text:s/></text:p>
      <text:p text:style-name="P1"><text:span text:style-name="T1">Text:</text:span> Leviticus 20:7 "Sanctify yourselves therefore, and be ye holy:</text:p>
      <text:p text:style-name="P1"><text:s text:c="40"/>for I am the LORD your God."</text:p>
      <text:p text:style-name="P1"/>
      <text:p text:style-name="P1"><text:span text:style-name="T1">Introduction:</text:span> The impossible command is to be holy. We have been over this before. Most Christians, that I know, are reluctant to say that they are holy or to be called a saint. We may act indignant or even arrogant when we perceive that another Christian is less than holy but we still are reluctant to stake a claim to being holy ourselves.</text:p>
      <text:p text:style-name="P1"><text:s text:c="2"/>Why, do you think, we are so reluctant to be called “holy” when the scriptures demand that we be holy?</text:p>
      <text:p text:style-name="P1"><text:s text:c="2"/>We eagerly call ourselves Christians and that is quite an astounding claim for some of the things that we have done and still may do. Since it is required of Christians that we be holy; why wouldn’t we want to be called holy?</text:p>
      <text:p text:style-name="P1"><text:s text:c="2"/>So what makes us into a holy person?</text:p>
      <text:p text:style-name="P1"/>
      <text:p text:style-name="P1"><text:span text:style-name="T1">I. Connection to a God who is Holy:</text:span> I Peter 1:16 connects our ability to be holy with God’s condition of holiness. "…it is written, Be ye holy; for I am holy." The thought here is that you cannot be holy apart from God’s holiness. God demands holiness from us that only God can give us. We can do righteous acts, even self-sacrificing acts, on our own but there is no holiness apart from God. Perhaps this is because it is not our holiness but rather His holiness that we are adorned with. (Joke: Humble Button)</text:p>
      <text:p text:style-name="P1"><text:s text:c="2"/>Holiness has little to do with outward expression of adornment and pious statements; it is revealed in the demeanor and character of the individual. We do not use the word ‘holy’ about another persons behavior to say that they have done a holy action rather we usually use the word ‘holy’ to describe the person themselves. We may say: “He is a holy man.” or <text:s/>“She is a holy woman of God.”</text:p>
      <text:p text:style-name="P1"/>
      <text:p text:style-name="P1"><text:span text:style-name="T1">II. Consumption with a Holy Love:</text:span> Holy people are not self aggran-dizing nor are they judgmental of others who are deemed to be less than holy. On the contrary; holy people are the most loving people on the planet. They are the ones who will stop to help change the tire of a stranded motorist. They are the ones that will go to a widow’s home and re-light the pilot or check the furnace. They will eagerly share the gospel with a disheveled bum on the street and then bring him home for a hot meal. It is not, in them, to condemn but only to love by word and deed. It is the holy man or woman who sews quilts for the pediatric unit in the hospital and/or helps out at the mission or food pantry. Holy people are a doing people who are consumed with a holy love for others. </text:p>
      <text:p text:style-name="P1"/>
      <text:p text:style-name="P1"><text:span text:style-name="T1">III. Commitment to a Holy Life:</text:span> Holiness in the Christian life is what watertight integrity is to a battleship. A U. S. Naval ship is a series of watertight compartments connected by doors, scuttles and hatches. (take a moment and describe) During a naval “engagement” all doors, scuttles, and hatches are closed, dogged down, or otherwise secured. We call this the battle condition of “General Quarters.” No one, is allowed to open a door, scuttle, or hatch, during this condition, without approval from the chief engineer in the main damage control locker. To be in such a condition makes the ship watertight. It is not unusual for such a ship to be struck during battle and continue to float and maneuver. Naval ships have had torpedoes go completely through them, leaving a hole of a couple of feet in diameter, in every bulkhead, from port to starboard and go on as if the ship was not hit at all. The sealed compartments kept the ship floating upright throughout the battle and until they can dock for repairs.</text:p>
      <text:p text:style-name="P1"><text:s text:c="2"/>A commitment to holiness is what keeps the Christian going even though beaten up and severely wounded. It is what keeps the missionary on the field where they encounter opposition and persecution 24/7. It is what keeps the pastor in the pulpit, preaching week after week with no apparent growth in the church. </text:p>
      <text:p text:style-name="P1"/>
      <text:p text:style-name="P1"><text:span text:style-name="T1">Conclude:</text:span> Would you like God to see you as holy? Let’s stand for pr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mpossible Command &amp; Improbable Consequences</dc:title>
    <meta:initial-creator>Joel Tice</meta:initial-creator>
    <meta:creation-date>2008-05-25T04:19:00</meta:creation-date>
    <dc:creator>j </dc:creator>
    <dc:date>2020-06-19T09:07:18.87</dc:date>
    <meta:editing-cycles>4</meta:editing-cycles>
    <meta:editing-duration>PT1H25M</meta:editing-duration>
    <meta:generator>OpenOffice/4.1.3$Win32 OpenOffice.org_project/413m1$Build-9783</meta:generator>
    <meta:document-statistic meta:table-count="0" meta:image-count="0" meta:object-count="0" meta:page-count="1" meta:paragraph-count="15" meta:word-count="723" meta:character-count="3990"/>
  </office:meta>
</office:document-meta>
</file>